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37.2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456666666666667" calcext:value-type="float">
            <text:p>0.456666666666667</text:p>
          </table:table-cell>
          <table:table-cell office:value-type="float" office:value="0.21" calcext:value-type="float">
            <text:p>0.21</text:p>
          </table:table-cell>
          <table:table-cell table:formula="of:=1-[.B2]-[.C2]" office:value-type="float" office:value="0.333333333333333" calcext:value-type="float">
            <text:p>0.333333333333333</text:p>
          </table:table-cell>
          <table:table-cell office:value-type="float" office:value="47.6897810218978" calcext:value-type="float">
            <text:p>47.6897810218978</text:p>
          </table:table-cell>
          <table:table-cell office:value-type="float" office:value="10.6391240875912" calcext:value-type="float">
            <text:p>10.6391240875912</text:p>
          </table:table-cell>
          <table:table-cell office:value-type="float" office:value="0.587536293622752" calcext:value-type="float">
            <text:p>0.587536293622752</text:p>
          </table:table-cell>
          <table:table-cell office:value-type="float" office:value="206.009693862178" calcext:value-type="float">
            <text:p>206.009693862178</text:p>
          </table:table-cell>
          <table:table-cell office:value-type="float" office:value="1.82338749631672" calcext:value-type="float">
            <text:p>1.8233874963167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233333333333333" calcext:value-type="float">
            <text:p>0.233333333333333</text:p>
          </table:table-cell>
          <table:table-cell table:formula="of:=1-[.B3]-[.C3]" office:value-type="float" office:value="0.13" calcext:value-type="float">
            <text:p>0.13</text:p>
          </table:table-cell>
          <table:table-cell office:value-type="float" office:value="39.9057591623037" calcext:value-type="float">
            <text:p>39.9057591623037</text:p>
          </table:table-cell>
          <table:table-cell office:value-type="float" office:value="10.0833507853403" calcext:value-type="float">
            <text:p>10.0833507853403</text:p>
          </table:table-cell>
          <table:table-cell office:value-type="float" office:value="0.856652648302946" calcext:value-type="float">
            <text:p>0.856652648302946</text:p>
          </table:table-cell>
          <table:table-cell office:value-type="float" office:value="847.533801453293" calcext:value-type="float">
            <text:p>847.533801453293</text:p>
          </table:table-cell>
          <table:table-cell office:value-type="float" office:value="64.0571337833232" calcext:value-type="float">
            <text:p>64.057133783323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77" calcext:value-type="float">
            <text:p>0.77</text:p>
          </table:table-cell>
          <table:table-cell office:value-type="float" office:value="0.163333333333333" calcext:value-type="float">
            <text:p>0.163333333333333</text:p>
          </table:table-cell>
          <table:table-cell table:formula="of:=1-[.B4]-[.C4]" office:value-type="float" office:value="0.066666666666667" calcext:value-type="float">
            <text:p>0.066666666666667</text:p>
          </table:table-cell>
          <table:table-cell office:value-type="float" office:value="34.3225108225108" calcext:value-type="float">
            <text:p>34.3225108225108</text:p>
          </table:table-cell>
          <table:table-cell office:value-type="float" office:value="10.6844155844156" calcext:value-type="float">
            <text:p>10.6844155844156</text:p>
          </table:table-cell>
          <table:table-cell office:value-type="float" office:value="1.13608725556928" calcext:value-type="float">
            <text:p>1.13608725556928</text:p>
          </table:table-cell>
          <table:table-cell office:value-type="float" office:value="278.501548430906" calcext:value-type="float">
            <text:p>278.501548430906</text:p>
          </table:table-cell>
          <table:table-cell office:value-type="float" office:value="6.43398371173559" calcext:value-type="float">
            <text:p>6.4339837117355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66666666666667" calcext:value-type="float">
            <text:p>0.096666666666667</text:p>
          </table:table-cell>
          <table:table-cell table:formula="of:=1-[.B5]-[.C5]" office:value-type="float" office:value="0.0700000000000003" calcext:value-type="float">
            <text:p>0.07</text:p>
          </table:table-cell>
          <table:table-cell office:value-type="float" office:value="33.84" calcext:value-type="float">
            <text:p>33.84</text:p>
          </table:table-cell>
          <table:table-cell office:value-type="float" office:value="10.46328" calcext:value-type="float">
            <text:p>10.46328</text:p>
          </table:table-cell>
          <table:table-cell office:value-type="float" office:value="1.33889432178576" calcext:value-type="float">
            <text:p>1.33889432178576</text:p>
          </table:table-cell>
          <table:table-cell office:value-type="float" office:value="317.478338248824" calcext:value-type="float">
            <text:p>317.478338248824</text:p>
          </table:table-cell>
          <table:table-cell office:value-type="float" office:value="9.60585060411344" calcext:value-type="float">
            <text:p>9.6058506041134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office:value-type="float" office:value="0.52" calcext:value-type="float">
            <text:p>0.52</text:p>
          </table:table-cell>
          <table:table-cell office:value-type="float" office:value="0.323333333333333" calcext:value-type="float">
            <text:p>0.323333333333333</text:p>
          </table:table-cell>
          <table:table-cell table:formula="of:=1-[.B6]-[.C6]" office:value-type="float" office:value="0.156666666666667" calcext:value-type="float">
            <text:p>0.156666666666667</text:p>
          </table:table-cell>
          <table:table-cell office:value-type="float" office:value="33.650641025641" calcext:value-type="float">
            <text:p>33.650641025641</text:p>
          </table:table-cell>
          <table:table-cell office:value-type="float" office:value="9.8425641025641" calcext:value-type="float">
            <text:p>9.8425641025641</text:p>
          </table:table-cell>
          <table:table-cell office:value-type="float" office:value="0.724812680980445" calcext:value-type="float">
            <text:p>0.724812680980445</text:p>
          </table:table-cell>
          <table:table-cell office:value-type="float" office:value="329.700247356868" calcext:value-type="float">
            <text:p>329.700247356868</text:p>
          </table:table-cell>
          <table:table-cell office:value-type="float" office:value="11.3498418857261" calcext:value-type="float">
            <text:p>11.349841885726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28" calcext:value-type="float">
            <text:p>0.28</text:p>
          </table:table-cell>
          <table:table-cell table:formula="of:=1-[.B7]-[.C7]" office:value-type="float" office:value="0.133333333333333" calcext:value-type="float">
            <text:p>0.133333333333333</text:p>
          </table:table-cell>
          <table:table-cell office:value-type="float" office:value="61.0596590909091" calcext:value-type="float">
            <text:p>61.0596590909091</text:p>
          </table:table-cell>
          <table:table-cell office:value-type="float" office:value="17.9496022727273" calcext:value-type="float">
            <text:p>17.9496022727273</text:p>
          </table:table-cell>
          <table:table-cell office:value-type="float" office:value="0.245723859571754" calcext:value-type="float">
            <text:p>0.245723859571754</text:p>
          </table:table-cell>
          <table:table-cell office:value-type="float" office:value="93.3903324442979" calcext:value-type="float">
            <text:p>93.3903324442979</text:p>
          </table:table-cell>
          <table:table-cell office:value-type="float" office:value="0.451758607063179" calcext:value-type="float">
            <text:p>0.45175860706317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33333333333333" calcext:value-type="float">
            <text:p>0.013333333333333</text:p>
          </table:table-cell>
          <table:table-cell table:formula="of:=1-[.B8]-[.C8]" office:value-type="float" office:value="0.103333333333334" calcext:value-type="float">
            <text:p>0.103333333333334</text:p>
          </table:table-cell>
          <table:table-cell office:value-type="float" office:value="43.8981132075472" calcext:value-type="float">
            <text:p>43.8981132075472</text:p>
          </table:table-cell>
          <table:table-cell office:value-type="float" office:value="13.9463396226415" calcext:value-type="float">
            <text:p>13.9463396226415</text:p>
          </table:table-cell>
          <table:table-cell office:value-type="float" office:value="1.20277710242265" calcext:value-type="float">
            <text:p>1.20277710242265</text:p>
          </table:table-cell>
          <table:table-cell office:value-type="float" office:value="222.80395429822" calcext:value-type="float">
            <text:p>222.80395429822</text:p>
          </table:table-cell>
          <table:table-cell office:value-type="float" office:value="2.00534342241754" calcext:value-type="float">
            <text:p>2.0053434224175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" calcext:value-type="float">
            <text:p>0.01</text:p>
          </table:table-cell>
          <table:table-cell table:formula="of:=1-[.B9]-[.C9]" office:value-type="float" office:value="0.0166666666666669" calcext:value-type="float">
            <text:p>0.016666666666667</text:p>
          </table:table-cell>
          <table:table-cell office:value-type="float" office:value="35.602397260274" calcext:value-type="float">
            <text:p>35.602397260274</text:p>
          </table:table-cell>
          <table:table-cell office:value-type="float" office:value="11.1946232876712" calcext:value-type="float">
            <text:p>11.1946232876712</text:p>
          </table:table-cell>
          <table:table-cell office:value-type="float" office:value="0.719501880952022" calcext:value-type="float">
            <text:p>0.719501880952022</text:p>
          </table:table-cell>
          <table:table-cell office:value-type="float" office:value="329.810846405456" calcext:value-type="float">
            <text:p>329.810846405456</text:p>
          </table:table-cell>
          <table:table-cell office:value-type="float" office:value="4.15433949630367" calcext:value-type="float">
            <text:p>4.15433949630367</text:p>
          </table:table-cell>
          <table:table-cell office:value-type="string" calcext:value-type="string">
            <text:p>[0.4692671 0.5307329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233333333333333" calcext:value-type="float">
            <text:p>0.023333333333333</text:p>
          </table:table-cell>
          <table:table-cell table:formula="of:=1-[.B10]-[.C10]" office:value-type="float" office:value="0.0399999999999996" calcext:value-type="float">
            <text:p>0.04</text:p>
          </table:table-cell>
          <table:table-cell office:value-type="float" office:value="40.0120996441281" calcext:value-type="float">
            <text:p>40.0120996441281</text:p>
          </table:table-cell>
          <table:table-cell office:value-type="float" office:value="12.6727046263345" calcext:value-type="float">
            <text:p>12.6727046263345</text:p>
          </table:table-cell>
          <table:table-cell office:value-type="float" office:value="0.972220680331613" calcext:value-type="float">
            <text:p>0.972220680331613</text:p>
          </table:table-cell>
          <table:table-cell office:value-type="float" office:value="314.633225729503" calcext:value-type="float">
            <text:p>314.633225729503</text:p>
          </table:table-cell>
          <table:table-cell office:value-type="float" office:value="2.83048137445473" calcext:value-type="float">
            <text:p>2.83048137445473</text:p>
          </table:table-cell>
          <table:table-cell office:value-type="string" calcext:value-type="string">
            <text:p>[0.82741743 0.17258257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95" calcext:value-type="float">
            <text:p>0.95</text:p>
          </table:table-cell>
          <table:table-cell office:value-type="float" office:value="0.0266666666666667" calcext:value-type="float">
            <text:p>0.026666666666667</text:p>
          </table:table-cell>
          <table:table-cell table:formula="of:=1-[.B11]-[.C11]" office:value-type="float" office:value="0.0233333333333332" calcext:value-type="float">
            <text:p>0.023333333333333</text:p>
          </table:table-cell>
          <table:table-cell office:value-type="float" office:value="35.0768421052632" calcext:value-type="float">
            <text:p>35.0768421052632</text:p>
          </table:table-cell>
          <table:table-cell office:value-type="float" office:value="11.0990175438596" calcext:value-type="float">
            <text:p>11.0990175438596</text:p>
          </table:table-cell>
          <table:table-cell office:value-type="float" office:value="1.11200912662054" calcext:value-type="float">
            <text:p>1.11200912662054</text:p>
          </table:table-cell>
          <table:table-cell office:value-type="float" office:value="334.548303032748" calcext:value-type="float">
            <text:p>334.548303032748</text:p>
          </table:table-cell>
          <table:table-cell office:value-type="float" office:value="4.45588114162082" calcext:value-type="float">
            <text:p>4.45588114162082</text:p>
          </table:table-cell>
          <table:table-cell office:value-type="string" calcext:value-type="string">
            <text:p>[0.3984996 0.601500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8:48:39.311421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4T18:49:12.189162612</dc:date>
    <meta:editing-duration>PT3M26S</meta:editing-duration>
    <meta:editing-cycles>3</meta:editing-cycles>
    <meta:document-statistic meta:table-count="1" meta:cell-count="110" meta:object-count="0"/>
  </office:meta>
</office:document-meta>
</file>